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79cm" table:align="margins"/>
    </style:style>
    <style:style style:name="Tableau1.A" style:family="table-column">
      <style:table-column-properties style:column-width="10.94cm" style:rel-column-width="42225*"/>
    </style:style>
    <style:style style:name="Tableau1.B" style:family="table-column">
      <style:table-column-properties style:column-width="6.04cm" style:rel-column-width="23310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start" style:justify-single-word="false"/>
      <style:text-properties style:font-name="Times New Roman" fo:font-weight="bold" officeooo:paragraph-rsid="00022d45" style:font-weight-asian="bold" style:font-weight-complex="bold"/>
    </style:style>
    <style:style style:name="P2" style:family="paragraph" style:parent-style-name="Standard">
      <style:text-properties officeooo:paragraph-rsid="00022d45"/>
    </style:style>
    <style:style style:name="P3" style:family="paragraph" style:parent-style-name="Standard">
      <style:paragraph-properties fo:text-align="center" style:justify-single-word="false"/>
      <style:text-properties officeooo:rsid="00022d45" officeooo:paragraph-rsid="00022d45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22d45" officeooo:paragraph-rsid="00022d45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line-height="100%" fo:text-align="end" style:justify-single-word="false"/>
      <style:text-properties style:font-name="Times New Roman" fo:font-weight="bold" officeooo:paragraph-rsid="00022d45" style:font-weight-asian="bold" style:font-weight-complex="bold"/>
    </style:style>
    <style:style style:name="P6" style:family="paragraph" style:parent-style-name="Table_20_Contents">
      <style:paragraph-properties fo:line-height="100%" fo:text-align="end" style:justify-single-word="false"/>
      <style:text-properties style:font-name="Times New Roman" fo:font-weight="bold" officeooo:rsid="0013883d" officeooo:paragraph-rsid="00022d45" style:font-weight-asian="bold" style:font-weight-complex="bold"/>
    </style:style>
    <style:style style:name="P7" style:family="paragraph" style:parent-style-name="Table_20_Contents">
      <style:paragraph-properties fo:line-height="100%" fo:text-align="end" style:justify-single-word="false"/>
      <style:text-properties style:font-name="Times New Roman" fo:font-weight="bold" officeooo:rsid="00022d45" officeooo:paragraph-rsid="00022d45" style:font-weight-asian="bold" style:font-weight-complex="bold"/>
    </style:style>
    <style:style style:name="P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officeooo:rsid="0005769f" officeooo:paragraph-rsid="0005769f"/>
    </style:style>
    <style:style style:name="P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font-style="italic" fo:font-weight="bold" officeooo:rsid="00035e6c" officeooo:paragraph-rsid="00035e6c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font-style="normal" fo:font-weight="normal" officeooo:rsid="002934c4" officeooo:paragraph-rsid="002934c4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font-style="normal" fo:font-weight="normal" officeooo:rsid="00305e58" officeooo:paragraph-rsid="00305e58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font-style="normal" fo:font-weight="normal" officeooo:rsid="0036101d" officeooo:paragraph-rsid="0036101d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5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font-style="normal" fo:font-weight="normal" officeooo:rsid="0037ee20" officeooo:paragraph-rsid="0037ee20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font-style="normal" fo:font-weight="normal" officeooo:rsid="0038343d" officeooo:paragraph-rsid="0038343d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font-style="italic" fo:font-weight="bold" officeooo:rsid="002852d0" officeooo:paragraph-rsid="002852d0" style:font-size-asian="12.25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font-style="italic" fo:font-weight="bold" officeooo:rsid="00256885" officeooo:paragraph-rsid="00256885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227903"/>
    </style:style>
    <style:style style:name="T2" style:family="text">
      <style:text-properties officeooo:rsid="00022d45"/>
    </style:style>
    <style:style style:name="T3" style:family="text">
      <style:text-properties officeooo:rsid="00256885"/>
    </style:style>
    <style:style style:name="T4" style:family="text">
      <style:text-properties officeooo:rsid="002ea156"/>
    </style:style>
    <style:style style:name="T5" style:family="text">
      <style:text-properties officeooo:rsid="003536ec"/>
    </style:style>
    <style:style style:name="T6" style:family="text">
      <style:text-properties officeooo:rsid="0037ee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Université de Jijel</text:p>
            <text:p text:style-name="P1">Faculté des Sciences Exactes et d'Informatique</text:p>
            <text:p text:style-name="P1">Département d'Informatique</text:p>
          </table:table-cell>
          <table:table-cell table:style-name="Tableau1.A1" office:value-type="string">
            <text:p text:style-name="P5">A. U : 20<text:span text:style-name="T1">20</text:span>/20<text:span text:style-name="T1">21</text:span></text:p>
            <text:p text:style-name="P5"><text:span text:style-name="T2">3</text:span>L</text:p>
            <text:p text:style-name="P7">Données semi-structurées</text:p>
            <text:p text:style-name="P6"/>
          </table:table-cell>
        </table:table-row>
      </table:table>
      <text:p text:style-name="P2"/>
      <text:p text:style-name="P4"><text:span text:style-name="T4">Devoir N</text:span>° 0<text:span text:style-name="T5">2</text:span></text:p>
      <text:p text:style-name="P3"/>
      <text:p text:style-name="P9">Objectif</text:p>
      <text:p text:style-name="P8">L’objectif de cette série de TP est de <text:span text:style-name="T3">réaliser un exemple d’échange de données entre le front-end et le back-end d’un site web. Pour atteindre cet objectif, la technique AJAX utiliser pour permettre un échange sans avoir à recharger la page web entièrement. L’utilisation de cette technique a donné la possibilité de créer des applications plus moderne, plus conviviale et plus facile à utiliser.</text:span></text:p>
      <text:p text:style-name="P8"/>
      <text:p text:style-name="P16">Enoncé</text:p>
      <text:p text:style-name="P12">Soit une base de données qui contient les données d’un ensemble de produits. Chaque produit est caractérisé par un id, un libellé, une description et un prix. <text:span text:style-name="T6">On désire créer une page HTML qui charge et affiche la liste des produits d’une manière dynamique en utilisant AJAX.</text:span></text:p>
      <text:p text:style-name="P11"/>
      <text:p text:style-name="P15">Travail demandé</text:p>
      <text:p text:style-name="P10">Il est demandé de :</text:p>
      <text:list xml:id="list8922970082745407003" text:style-name="L5">
        <text:list-item>
          <text:p text:style-name="P13">Créer le front-end : une seule page HTML qui ne contient qu’un appel AJAX (pas de données au début),</text:p>
        </text:list-item>
        <text:list-item>
          <text:p text:style-name="P13">Créer le back-end : une seule page PHP (ou Servlet J2EE) qui permet d’accéder à la abse de données et d’envoyer les données sous forme XML au front-end.</text:p>
        </text:list-item>
      </text:list>
      <text:p text:style-name="P14">Vous pouvez intégrer d’autres éléments pour une meilleure mise en forme (images, fichiers css, etc.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editing-cycles>35</meta:editing-cycles>
    <meta:creation-date>2008-08-22T11:41:04</meta:creation-date>
    <dc:date>2021-05-22T01:50:59.276030552</dc:date>
    <meta:editing-duration>PT4H8M21S</meta:editing-duration>
    <meta:document-statistic meta:table-count="1" meta:image-count="0" meta:object-count="0" meta:page-count="1" meta:paragraph-count="16" meta:word-count="205" meta:character-count="1220" meta:non-whitespace-character-count="1033"/>
  </office:meta>
</office:document-meta>
</file>